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ogwarts House</text:p>
          </table:table-cell>
          <table:table-cell/>
          <table:table-cell table:style-name="ce1" office:value-type="string" calcext:value-type="string">
            <text:p>ndex</text:p>
          </table:table-cell>
          <table:table-cell table:style-name="ce1" office:value-type="string" calcext:value-type="string">
            <text:p>Hogwarts Hous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venclaw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yffindo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yffindor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lytheri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avenclaw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Ravenclaw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ytheri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lytheri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lytheri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lytheri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avenclaw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lytheri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Ravenclaw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lytheri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avenclaw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Ravenclaw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Hufflepuf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Ravenclaw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Slytherin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Gryffindor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Gryffindor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Ravenclaw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Gryffindor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Gryffindor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Ravenclaw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Hufflepuff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Slytherin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5:53:56.539574990</meta:creation-date>
    <dc:date>2023-08-22T18:43:40.816673411</dc:date>
    <meta:editing-duration>PT2H39M44S</meta:editing-duration>
    <meta:editing-cycles>2</meta:editing-cycles>
    <meta:generator>LibreOffice/7.3.7.2$Linux_X86_64 LibreOffice_project/30$Build-2</meta:generator>
    <meta:document-statistic meta:table-count="1" meta:cell-count="152" meta:object-count="0"/>
  </office:meta>
</office:document-meta>
</file>